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008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3cm" draw:marker-start-width="0.487cm" draw:marker-end="Arrow" draw:marker-end-width="0.457cm" draw:fill="none" draw:textarea-horizontal-align="center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999999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125cm" svg:height="1.271cm" svg:x="10.944cm" svg:y="4.9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29cm" svg:height="0.875cm" svg:x="1.333cm" svg:y="2.271cm">
          <text:p text:style-name="P1">matching input text</text:p>
          <draw:enhanced-geometry svg:viewBox="0 0 21600 21600" draw:type="rectangle" draw:enhanced-path="M 0 0 L 21600 0 21600 21600 0 21600 0 0 Z N"/>
        </draw:custom-shape>
        <draw:frame draw:style-name="gr3" draw:layer="layout" svg:width="3.982cm" svg:height="1.017cm" svg:x="2.063cm" svg:y="3.687cm">
          <draw:text-box>
            <text:p>{head}{tail}</text:p>
          </draw:text-box>
        </draw:frame>
        <draw:custom-shape draw:style-name="gr4" draw:text-style-name="P1" draw:layer="layout" svg:width="0.541cm" svg:height="3.854cm" draw:transform="rotate (1.5707963267949) translate (2.214cm 4.05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52cm" svg:height="6.062cm" draw:transform="rotate (-1.5707963267949) translate (7.208cm 3.06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5.729cm" svg:height="0.875cm" svg:x="0.272cm" svg:y="6.606cm">
          <text:p text:style-name="P1">matching input text</text:p>
          <draw:enhanced-geometry svg:viewBox="0 0 21600 21600" draw:type="rectangle" draw:enhanced-path="M 0 0 L 21600 0 21600 21600 0 21600 0 0 Z N"/>
        </draw:custom-shape>
        <draw:frame draw:style-name="gr3" draw:layer="layout" svg:width="7.047cm" svg:height="1.017cm" svg:x="1.25cm" svg:y="1.25cm">
          <draw:text-box>
            <text:p>1. Find matching input:</text:p>
          </draw:text-box>
        </draw:frame>
        <draw:custom-shape draw:style-name="gr5" draw:text-style-name="P1" draw:layer="layout" svg:width="4.187cm" svg:height="1.313cm" svg:x="0.105cm" svg:y="6.37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009cm" svg:height="1.017cm" svg:x="4.23cm" svg:y="8.143cm">
          <draw:text-box>
            <text:p>{tail}</text:p>
          </draw:text-box>
        </draw:frame>
        <draw:custom-shape draw:style-name="gr4" draw:text-style-name="P1" draw:layer="layout" svg:width="0.541cm" svg:height="1.438cm" draw:transform="rotate (1.5707963267949) translate (4.458cm 8.39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52cm" svg:height="1.833cm" draw:transform="rotate (-1.5707963267949) translate (6.083cm 7.3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7.991cm" svg:height="1.783cm" svg:x="1.334cm" svg:y="5.022cm">
          <draw:text-box>
            <text:p>2. Find endstring matching</text:p>
            <text:p><text:s text:c="4"/>{tail}:</text:p>
          </draw:text-box>
        </draw:frame>
        <draw:custom-shape draw:style-name="gr6" draw:text-style-name="P1" draw:layer="layout" svg:width="18.32cm" svg:height="8.16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729cm" svg:height="0.875cm" svg:x="1.334cm" svg:y="2.271cm">
          <text:p text:style-name="P1">matching input text</text:p>
          <draw:enhanced-geometry svg:viewBox="0 0 21600 21600" draw:type="rectangle" draw:enhanced-path="M 0 0 L 21600 0 21600 21600 0 21600 0 0 Z N"/>
        </draw:custom-shape>
        <draw:frame draw:style-name="gr3" draw:layer="layout" svg:width="3.982cm" svg:height="1.017cm" svg:x="2.064cm" svg:y="3.687cm">
          <draw:text-box>
            <text:p>{head}{tail}</text:p>
          </draw:text-box>
        </draw:frame>
        <draw:custom-shape draw:style-name="gr4" draw:text-style-name="P1" draw:layer="layout" svg:width="0.541cm" svg:height="3.854cm" draw:transform="rotate (1.5707963267949) translate (2.215cm 4.05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52cm" svg:height="6.062cm" draw:transform="rotate (-1.5707963267949) translate (7.209cm 3.06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5.729cm" svg:height="0.875cm" svg:x="11.091cm" svg:y="5.104cm">
          <text:p text:style-name="P2">matching inpu</text:p>
          <draw:enhanced-geometry svg:viewBox="0 0 21600 21600" draw:type="rectangle" draw:enhanced-path="M 0 0 L 21600 0 21600 21600 0 21600 0 0 Z N"/>
        </draw:custom-shape>
        <draw:frame draw:style-name="gr3" draw:layer="layout" svg:width="6.145cm" svg:height="1.783cm" svg:x="10.397cm" svg:y="3.125cm">
          <draw:text-box>
            <text:p>3. Find initial text</text:p>
            <text:p><text:s text:c="4"/>matching {head}:</text:p>
          </draw:text-box>
        </draw:frame>
        <draw:frame draw:style-name="gr3" draw:layer="layout" svg:width="2.475cm" svg:height="1.017cm" svg:x="11.301cm" svg:y="6.749cm">
          <draw:text-box>
            <text:p>{head}</text:p>
          </draw:text-box>
        </draw:frame>
        <draw:custom-shape draw:style-name="gr4" draw:text-style-name="P1" draw:layer="layout" svg:width="0.541cm" svg:height="2.18cm" draw:transform="rotate (1.5707963267949) translate (11.452cm 7.1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4.187cm" svg:height="1.313cm" svg:x="15.133cm" svg:y="4.93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05cm" svg:height="1.017cm" svg:x="14.757cm" svg:y="5.021cm">
          <draw:text-box>
            <text:p text:style-name="P3"><text:span text:style-name="T1">ut text</text:span></text:p>
          </draw:text-box>
        </draw:frame>
        <draw:custom-shape draw:style-name="gr4" draw:text-style-name="P1" draw:layer="layout" svg:width="0.52cm" svg:height="3.186cm" draw:transform="rotate (-1.5707963267949) translate (14.11cm 6.1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166cm" svg:height="1.084cm" svg:x="13.944cm" svg:y="5.062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083cm" svg:y1="6.729cm" svg:x2="16.958cm" svg:y2="6.75cm">
          <text:p/>
        </draw:line>
        <draw:frame draw:style-name="gr3" draw:layer="layout" svg:width="3.245cm" svg:height="1.783cm" svg:x="14cm" svg:y="6.667cm">
          <draw:text-box>
            <text:p>actual tail</text:p>
            <text:p>to re-scan</text:p>
          </draw:text-box>
        </draw:frame>
        <draw:line draw:style-name="gr9" draw:text-style-name="P1" draw:layer="layout" svg:x1="9.895cm" svg:y1="1cm" svg:x2="9.916cm" svg:y2="9.16cm">
          <text:p/>
        </draw:line>
        <draw:line draw:style-name="gr9" draw:text-style-name="P1" draw:layer="layout" svg:x1="1cm" svg:y1="4.875cm" svg:x2="9.895cm" svg:y2="4.875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11M5S</meta:editing-duration>
    <meta:editing-cycles>7</meta:editing-cycles>
    <dc:date>2014-01-18T23:04:31.541013360</dc:date>
    <meta:generator>LibreOffice/4.1.4.2$Linux_x86 LibreOffice_project/410m0$Build-2</meta:generator>
    <meta:document-statistic meta:object-count="52"/>
  </office:meta>
</office:document-meta>
</file>